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46" style:family="table">
      <style:table-properties style:width="10.275cm" fo:margin-left="-0.199cm" table:align="left" style:writing-mode="lr-tb"/>
    </style:style>
    <style:style style:name="Tablo46.A" style:family="table-column">
      <style:table-column-properties style:column-width="10.275cm"/>
    </style:style>
    <style:style style:name="Tablo46.1" style:family="table-row">
      <style:table-row-properties fo:keep-together="auto"/>
    </style:style>
    <style:style style:name="Tablo4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47" style:family="table">
      <style:table-properties style:width="15.206cm" fo:margin-left="-0.199cm" table:align="left" style:writing-mode="lr-tb"/>
    </style:style>
    <style:style style:name="Tablo47.A" style:family="table-column">
      <style:table-column-properties style:column-width="15.206cm"/>
    </style:style>
    <style:style style:name="Tablo47.1" style:family="table-row">
      <style:table-row-properties fo:keep-together="auto"/>
    </style:style>
    <style:style style:name="Tablo4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48" style:family="table">
      <style:table-properties style:width="15.639cm" fo:margin-left="-0.199cm" table:align="left" style:writing-mode="lr-tb"/>
    </style:style>
    <style:style style:name="Tablo48.A" style:family="table-column">
      <style:table-column-properties style:column-width="15.639cm"/>
    </style:style>
    <style:style style:name="Tablo48.1" style:family="table-row">
      <style:table-row-properties fo:keep-together="auto"/>
    </style:style>
    <style:style style:name="Tablo4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49" style:family="table">
      <style:table-properties style:width="4.782cm" fo:margin-left="-0.199cm" table:align="left" style:writing-mode="lr-tb"/>
    </style:style>
    <style:style style:name="Tablo49.A" style:family="table-column">
      <style:table-column-properties style:column-width="4.782cm"/>
    </style:style>
    <style:style style:name="Tablo49.1" style:family="table-row">
      <style:table-row-properties fo:keep-together="auto"/>
    </style:style>
    <style:style style:name="Tablo4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50" style:family="table">
      <style:table-properties style:width="9.56cm" fo:margin-left="-0.199cm" table:align="left" style:writing-mode="lr-tb"/>
    </style:style>
    <style:style style:name="Tablo50.A" style:family="table-column">
      <style:table-column-properties style:column-width="9.56cm"/>
    </style:style>
    <style:style style:name="Tablo50.1" style:family="table-row">
      <style:table-row-properties fo:keep-together="auto"/>
    </style:style>
    <style:style style:name="Tablo5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51" style:family="table">
      <style:table-properties style:width="14.67cm" fo:margin-left="-0.199cm" table:align="left" style:writing-mode="lr-tb"/>
    </style:style>
    <style:style style:name="Tablo51.A" style:family="table-column">
      <style:table-column-properties style:column-width="14.67cm"/>
    </style:style>
    <style:style style:name="Tablo51.1" style:family="table-row">
      <style:table-row-properties fo:keep-together="auto"/>
    </style:style>
    <style:style style:name="Tablo5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52" style:family="table">
      <style:table-properties style:width="5.26cm" fo:margin-left="-0.199cm" table:align="left" style:writing-mode="lr-tb"/>
    </style:style>
    <style:style style:name="Tablo52.A" style:family="table-column">
      <style:table-column-properties style:column-width="5.26cm"/>
    </style:style>
    <style:style style:name="Tablo52.1" style:family="table-row">
      <style:table-row-properties fo:keep-together="auto"/>
    </style:style>
    <style:style style:name="Tablo5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53" style:family="table">
      <style:table-properties style:width="9.738cm" fo:margin-left="-0.199cm" table:align="left" style:writing-mode="lr-tb"/>
    </style:style>
    <style:style style:name="Tablo53.A" style:family="table-column">
      <style:table-column-properties style:column-width="9.738cm"/>
    </style:style>
    <style:style style:name="Tablo53.1" style:family="table-row">
      <style:table-row-properties fo:keep-together="auto"/>
    </style:style>
    <style:style style:name="Tablo5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54" style:family="table">
      <style:table-properties style:width="6.329cm" fo:margin-left="-0.199cm" table:align="left" style:writing-mode="lr-tb"/>
    </style:style>
    <style:style style:name="Tablo54.A" style:family="table-column">
      <style:table-column-properties style:column-width="6.329cm"/>
    </style:style>
    <style:style style:name="Tablo54.1" style:family="table-row">
      <style:table-row-properties fo:keep-together="auto"/>
    </style:style>
    <style:style style:name="Tablo5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55" style:family="table">
      <style:table-properties style:width="15.639cm" fo:margin-left="-0.199cm" table:align="left" style:writing-mode="lr-tb"/>
    </style:style>
    <style:style style:name="Tablo55.A" style:family="table-column">
      <style:table-column-properties style:column-width="15.639cm"/>
    </style:style>
    <style:style style:name="Tablo55.1" style:family="table-row">
      <style:table-row-properties fo:keep-together="auto"/>
    </style:style>
    <style:style style:name="Tablo5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56" style:family="table">
      <style:table-properties style:width="14.21cm" fo:margin-left="-0.199cm" table:align="left" style:writing-mode="lr-tb"/>
    </style:style>
    <style:style style:name="Tablo56.A" style:family="table-column">
      <style:table-column-properties style:column-width="14.21cm"/>
    </style:style>
    <style:style style:name="Tablo56.1" style:family="table-row">
      <style:table-row-properties fo:keep-together="auto"/>
    </style:style>
    <style:style style:name="Tablo5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57" style:family="table">
      <style:table-properties style:width="13.598cm" fo:margin-left="-0.199cm" table:align="left" style:writing-mode="lr-tb"/>
    </style:style>
    <style:style style:name="Tablo57.A" style:family="table-column">
      <style:table-column-properties style:column-width="13.598cm"/>
    </style:style>
    <style:style style:name="Tablo57.1" style:family="table-row">
      <style:table-row-properties fo:keep-together="auto"/>
    </style:style>
    <style:style style:name="Tablo5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58" style:family="table">
      <style:table-properties style:width="9.761cm" fo:margin-left="-0.199cm" table:align="left" style:writing-mode="lr-tb"/>
    </style:style>
    <style:style style:name="Tablo58.A" style:family="table-column">
      <style:table-column-properties style:column-width="9.761cm"/>
    </style:style>
    <style:style style:name="Tablo58.1" style:family="table-row">
      <style:table-row-properties fo:keep-together="auto"/>
    </style:style>
    <style:style style:name="Tablo5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59" style:family="table">
      <style:table-properties style:width="11.95cm" fo:margin-left="-0.199cm" table:align="left" style:writing-mode="lr-tb"/>
    </style:style>
    <style:style style:name="Tablo59.A" style:family="table-column">
      <style:table-column-properties style:column-width="11.95cm"/>
    </style:style>
    <style:style style:name="Tablo59.1" style:family="table-row">
      <style:table-row-properties fo:keep-together="auto"/>
    </style:style>
    <style:style style:name="Tablo5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60" style:family="table">
      <style:table-properties style:width="7.784cm" fo:margin-left="-0.199cm" table:align="left" style:writing-mode="lr-tb"/>
    </style:style>
    <style:style style:name="Tablo60.A" style:family="table-column">
      <style:table-column-properties style:column-width="7.784cm"/>
    </style:style>
    <style:style style:name="Tablo60.1" style:family="table-row">
      <style:table-row-properties fo:keep-together="auto"/>
    </style:style>
    <style:style style:name="Tablo6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61" style:family="table">
      <style:table-properties style:width="6.645cm" fo:margin-left="-0.199cm" table:align="left" style:writing-mode="lr-tb"/>
    </style:style>
    <style:style style:name="Tablo61.A" style:family="table-column">
      <style:table-column-properties style:column-width="6.645cm"/>
    </style:style>
    <style:style style:name="Tablo61.1" style:family="table-row">
      <style:table-row-properties fo:keep-together="auto"/>
    </style:style>
    <style:style style:name="Tablo6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62" style:family="table">
      <style:table-properties style:width="11.257cm" fo:margin-left="-0.199cm" table:align="left" style:writing-mode="lr-tb"/>
    </style:style>
    <style:style style:name="Tablo62.A" style:family="table-column">
      <style:table-column-properties style:column-width="11.257cm"/>
    </style:style>
    <style:style style:name="Tablo62.1" style:family="table-row">
      <style:table-row-properties fo:keep-together="auto"/>
    </style:style>
    <style:style style:name="Tablo6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63" style:family="table">
      <style:table-properties style:width="9.823cm" fo:margin-left="-0.199cm" table:align="left" style:writing-mode="lr-tb"/>
    </style:style>
    <style:style style:name="Tablo63.A" style:family="table-column">
      <style:table-column-properties style:column-width="9.823cm"/>
    </style:style>
    <style:style style:name="Tablo63.1" style:family="table-row">
      <style:table-row-properties fo:keep-together="auto"/>
    </style:style>
    <style:style style:name="Tablo6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64" style:family="table">
      <style:table-properties style:width="11.804cm" fo:margin-left="-0.199cm" table:align="left" style:writing-mode="lr-tb"/>
    </style:style>
    <style:style style:name="Tablo64.A" style:family="table-column">
      <style:table-column-properties style:column-width="11.804cm"/>
    </style:style>
    <style:style style:name="Tablo64.1" style:family="table-row">
      <style:table-row-properties fo:keep-together="auto"/>
    </style:style>
    <style:style style:name="Tablo6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65" style:family="table">
      <style:table-properties style:width="15.639cm" fo:margin-left="-0.199cm" table:align="left" style:writing-mode="lr-tb"/>
    </style:style>
    <style:style style:name="Tablo65.A" style:family="table-column">
      <style:table-column-properties style:column-width="15.639cm"/>
    </style:style>
    <style:style style:name="Tablo65.1" style:family="table-row">
      <style:table-row-properties fo:keep-together="auto"/>
    </style:style>
    <style:style style:name="Tablo6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66" style:family="table">
      <style:table-properties style:width="15.639cm" fo:margin-left="-0.199cm" table:align="left" style:writing-mode="lr-tb"/>
    </style:style>
    <style:style style:name="Tablo66.A" style:family="table-column">
      <style:table-column-properties style:column-width="15.639cm"/>
    </style:style>
    <style:style style:name="Tablo66.1" style:family="table-row">
      <style:table-row-properties fo:keep-together="auto"/>
    </style:style>
    <style:style style:name="Tablo6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67" style:family="table">
      <style:table-properties style:width="15.639cm" fo:margin-left="-0.199cm" table:align="left" style:writing-mode="lr-tb"/>
    </style:style>
    <style:style style:name="Tablo67.A" style:family="table-column">
      <style:table-column-properties style:column-width="15.639cm"/>
    </style:style>
    <style:style style:name="Tablo67.1" style:family="table-row">
      <style:table-row-properties fo:keep-together="auto"/>
    </style:style>
    <style:style style:name="Tablo6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68" style:family="table">
      <style:table-properties style:width="15.639cm" fo:margin-left="-0.199cm" table:align="left" style:writing-mode="lr-tb"/>
    </style:style>
    <style:style style:name="Tablo68.A" style:family="table-column">
      <style:table-column-properties style:column-width="15.639cm"/>
    </style:style>
    <style:style style:name="Tablo68.1" style:family="table-row">
      <style:table-row-properties fo:keep-together="auto"/>
    </style:style>
    <style:style style:name="Tablo6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fo:language="tr" fo:country="TR" officeooo:paragraph-rsid="0018ab56"/>
    </style:style>
    <style:style style:name="P2" style:family="paragraph" style:parent-style-name="Standard">
      <style:paragraph-properties fo:text-align="center" style:justify-single-word="false"/>
      <style:text-properties officeooo:paragraph-rsid="0018ab56"/>
    </style:style>
    <style:style style:name="P3" style:family="paragraph" style:parent-style-name="Standard" style:list-style-name="WW8Num8">
      <style:paragraph-properties fo:text-align="justify" style:justify-single-word="false"/>
      <style:text-properties style:font-name="Arial" fo:font-size="14pt" officeooo:paragraph-rsid="0018ab56" style:font-size-asian="14pt" style:font-name-complex="Arial" style:font-size-complex="14pt" style:font-weight-complex="bold"/>
    </style:style>
    <style:style style:name="P4" style:family="paragraph" style:parent-style-name="Standard" style:list-style-name="WW8Num9">
      <style:paragraph-properties fo:text-align="justify" style:justify-single-word="false"/>
      <style:text-properties style:font-name="Arial" fo:font-size="14pt" officeooo:paragraph-rsid="0018ab56" style:font-size-asian="14pt" style:font-name-complex="Arial" style:font-size-complex="14pt" style:font-weight-complex="bold"/>
    </style:style>
    <style:style style:name="P5" style:family="paragraph" style:parent-style-name="Standard" style:list-style-name="WW8Num2">
      <style:paragraph-properties fo:text-align="justify" style:justify-single-word="false"/>
      <style:text-properties style:font-name="Arial" fo:font-size="14pt" officeooo:paragraph-rsid="0018ab56" style:font-size-asian="14pt" style:font-name-complex="Arial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paragraph-rsid="0018ab56" style:font-size-asian="14pt" style:font-name-complex="Arial" style:font-size-complex="14pt" style:font-weight-complex="bold"/>
    </style:style>
    <style:style style:name="P7" style:family="paragraph" style:parent-style-name="Standard">
      <style:text-properties style:font-name="Arial" fo:font-size="14pt" officeooo:paragraph-rsid="0018ab56" style:font-size-asian="14pt" style:font-name-complex="Arial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4pt" officeooo:paragraph-rsid="0018ab56" style:font-size-asian="14pt" style:font-name-complex="Arial" style:font-size-complex="14pt"/>
    </style:style>
    <style:style style:name="P9" style:family="paragraph" style:parent-style-name="Standard" style:list-style-name="WW8Num8">
      <style:paragraph-properties fo:text-align="justify" style:justify-single-word="false"/>
      <style:text-properties style:font-name="Arial" fo:font-size="14pt" officeooo:paragraph-rsid="0018ab56" style:font-size-asian="14pt" style:font-name-complex="Arial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officeooo:paragraph-rsid="0018ab56" style:font-size-asian="14pt" style:font-name-complex="Arial" style:font-size-complex="14pt"/>
    </style:style>
    <style:style style:name="P11" style:family="paragraph" style:parent-style-name="Standard" style:list-style-name="WW8Num2">
      <style:text-properties style:font-name="Arial" fo:font-size="14pt" officeooo:paragraph-rsid="0018ab56" style:font-size-asian="14pt" style:font-name-complex="Arial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8ab56" style:font-size-asian="14pt" style:font-weight-asian="bold" style:font-name-complex="Arial" style:font-size-complex="14pt" style:font-weight-complex="bold"/>
    </style:style>
    <style:style style:name="P13" style:family="paragraph" style:parent-style-name="Standard" style:list-style-name="WW8Num9">
      <style:paragraph-properties fo:text-align="justify" style:justify-single-word="false"/>
      <style:text-properties style:font-name="Arial" fo:font-size="14pt" fo:font-weight="bold" officeooo:paragraph-rsid="0018ab56" style:font-size-asian="14pt" style:font-weight-asian="bold" style:font-name-complex="Arial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8ab56" style:font-size-asian="14pt" style:font-weight-asian="bold" style:font-name-complex="Arial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8ab56" style:font-size-asian="14pt" style:font-weight-asian="bold" style:font-name-complex="Arial" style:font-size-complex="14pt"/>
    </style:style>
    <style:style style:name="P16" style:family="paragraph" style:parent-style-name="Standard" style:list-style-name="WW8Num11">
      <style:text-properties style:font-name="Arial" fo:font-size="14pt" fo:font-weight="bold" officeooo:paragraph-rsid="0018ab56" style:font-size-asian="14pt" style:font-weight-asian="bold" style:font-name-complex="Arial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officeooo:paragraph-rsid="0018ab56" style:font-name-asian="Arial" style:font-size-asian="14pt" style:font-name-complex="Arial" style:font-size-complex="14pt" style:font-weight-complex="bold"/>
    </style:style>
    <style:style style:name="P18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4pt" officeooo:paragraph-rsid="0018ab56" style:font-name-asian="Arial" style:font-size-asian="14pt" style:font-name-complex="Arial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paragraph-rsid="0018ab56" style:font-size-asian="14pt" style:font-weight-asian="bold" style:font-name-complex="Arial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fo:language="tr" fo:country="TR" fo:font-weight="bold" officeooo:paragraph-rsid="0018ab56" style:font-size-asian="14pt" style:font-weight-asian="bold" style:font-name-complex="Arial" style:font-size-complex="14pt"/>
    </style:style>
    <style:style style:name="P21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4pt" fo:language="tr" fo:country="TR" officeooo:paragraph-rsid="0018ab56" style:font-size-asian="14pt" style:font-name-complex="Arial" style:font-size-complex="14pt"/>
    </style:style>
    <style:style style:name="P2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4pt" fo:language="tr" fo:country="TR" officeooo:paragraph-rsid="0018ab56" style:font-name-asian="Arial" style:font-size-asian="14pt" style:font-name-complex="Arial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bold" officeooo:paragraph-rsid="0018ab56" style:font-weight-asian="bold" style:font-name-complex="Ari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18ab56" style:font-name-complex="Arial"/>
    </style:style>
    <style:style style:name="P25" style:family="paragraph" style:parent-style-name="Standard" style:list-style-name="WW8Num9">
      <style:paragraph-properties fo:text-align="justify" style:justify-single-word="false"/>
      <style:text-properties officeooo:paragraph-rsid="0018ab56"/>
    </style:style>
    <style:style style:name="P26" style:family="paragraph" style:parent-style-name="Standard">
      <style:paragraph-properties fo:text-align="justify" style:justify-single-word="false"/>
      <style:text-properties officeooo:paragraph-rsid="0018ab56"/>
    </style:style>
    <style:style style:name="P27" style:family="paragraph" style:parent-style-name="Standard" style:list-style-name="WW8Num2">
      <style:text-properties officeooo:paragraph-rsid="0018ab56"/>
    </style:style>
    <style:style style:name="P28" style:family="paragraph" style:parent-style-name="Standard">
      <style:paragraph-properties>
        <style:tab-stops>
          <style:tab-stop style:position="0.635cm"/>
        </style:tab-stops>
      </style:paragraph-properties>
      <style:text-properties officeooo:paragraph-rsid="0018ab56"/>
    </style:style>
    <style:style style:name="P29" style:family="paragraph" style:parent-style-name="Standard">
      <style:text-properties fo:color="#339966" fo:language="tr" fo:country="TR" fo:font-weight="bold" style:font-weight-asian="bold"/>
    </style:style>
    <style:style style:name="P30" style:family="paragraph" style:parent-style-name="Standard" style:list-style-name="WW8Num2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style:font-name="Arial" fo:font-size="14pt" officeooo:paragraph-rsid="0018ab56" style:font-size-asian="14pt" style:font-name-complex="Arial" style:font-size-complex="14pt"/>
    </style:style>
    <style:style style:name="P31" style:family="paragraph" style:parent-style-name="Standard" style:list-style-name="WW8Num2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officeooo:paragraph-rsid="0018ab56"/>
    </style:style>
    <style:style style:name="P32" style:family="paragraph" style:parent-style-name="Standard" style:list-style-name="WW8Num3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officeooo:paragraph-rsid="0018ab56"/>
    </style:style>
    <style:style style:name="P3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4pt" officeooo:paragraph-rsid="0018ab56" style:font-size-asian="14pt" style:font-name-complex="Arial" style:font-size-complex="14pt" style:font-weight-complex="bold"/>
    </style:style>
    <style:style style:name="P34" style:family="paragraph" style:parent-style-name="HTML_20_Preformatted">
      <style:paragraph-properties fo:margin-left="0.318cm" fo:margin-right="-0.191cm" fo:margin-top="0.026cm" fo:margin-bottom="0cm" style:contextual-spacing="false" fo:text-indent="0cm" style:auto-text-indent="false" fo:background-color="#f6f6f6" fo:padding-left="0.212cm" fo:padding-right="0cm" fo:padding-top="0.141cm" fo:padding-bottom="0.141cm" fo:border="0.74pt solid #000000">
        <style:tab-stops>
          <style:tab-stop style:position="-5.398cm"/>
          <style:tab-stop style:position="-4.128cm"/>
          <style:tab-stop style:position="15.875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officeooo:paragraph-rsid="0018ab56"/>
    </style:style>
    <style:style style:name="P35" style:family="paragraph">
      <style:paragraph-properties fo:text-align="center" style:writing-mode="lr-tb"/>
    </style:style>
    <style:style style:name="P36" style:family="paragraph">
      <style:paragraph-properties style:writing-mode="lr-tb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size="14pt" style:font-size-asian="14pt" style:font-name-complex="Arial" style:font-size-complex="14pt"/>
    </style:style>
    <style:style style:name="T4" style:family="text">
      <style:text-properties style:font-name="Arial" fo:font-size="14pt" style:font-size-asian="14pt" style:font-name-complex="Arial" style:font-size-complex="14pt" style:font-weight-complex="bold"/>
    </style:style>
    <style:style style:name="T5" style:family="text">
      <style:text-properties style:font-name="Arial" fo:font-size="14pt" style:font-name-asian="Arial" style:font-size-asian="14pt" style:font-name-complex="Arial" style:font-size-complex="14pt" style:font-weight-complex="bold"/>
    </style:style>
    <style:style style:name="T6" style:family="text">
      <style:text-properties style:font-name="Arial" fo:font-size="14pt" style:text-underline-style="solid" style:text-underline-width="auto" style:text-underline-color="font-color" style:font-size-asian="14pt" style:font-name-complex="Arial" style:font-size-complex="14pt" style:font-weight-complex="bold"/>
    </style:style>
    <style:style style:name="T7" style:family="text">
      <style:text-properties style:font-name="Arial" fo:font-size="14pt" fo:language="tr" fo:country="TR" style:font-size-asian="14pt" style:font-name-complex="Arial" style:font-size-complex="14pt"/>
    </style:style>
    <style:style style:name="T8" style:family="text">
      <style:text-properties style:font-name="Arial" fo:font-size="14pt" fo:language="tr" fo:country="TR" fo:font-weight="bold" style:font-size-asian="14pt" style:font-weight-asian="bold" style:font-name-complex="Arial" style:font-size-complex="14pt"/>
    </style:style>
    <style:style style:name="T9" style:family="text">
      <style:text-properties style:font-name="Arial" fo:font-size="14pt" fo:language="tr" fo:country="TR" style:font-name-asian="Arial" style:font-size-asian="14pt" style:font-name-complex="Arial" style:font-size-complex="14pt"/>
    </style:style>
    <style:style style:name="T10" style:family="text">
      <style:text-properties style:font-name="Arial" fo:font-weight="bold" style:font-weight-asian="bold" style:font-name-complex="Arial" style:font-weight-complex="bold"/>
    </style:style>
    <style:style style:name="T11" style:family="text">
      <style:text-properties style:font-name="Arial" style:font-name-complex="Arial"/>
    </style:style>
    <style:style style:name="T12" style:family="text">
      <style:text-properties style:font-name-asian="Arial"/>
    </style:style>
    <style:style style:name="T13" style:family="text">
      <style:text-properties fo:color="#000000" fo:language="tr" fo:country="TR" style:language-asian="tr" style:country-asian="TR"/>
    </style:style>
    <style:style style:name="T14" style:family="text">
      <style:text-properties fo:color="#000000" fo:font-size="12pt" fo:language="tr" fo:country="TR" style:font-size-asian="12pt" style:language-asian="tr" style:country-asian="TR" style:font-size-complex="12pt"/>
    </style:style>
    <style:style style:name="T15" style:family="text">
      <style:text-properties fo:color="#000000" fo:font-size="12pt" fo:language="tr" fo:country="TR" fo:font-weight="bold" style:font-size-asian="12pt" style:language-asian="tr" style:country-asian="TR" style:font-weight-asian="bold" style:font-size-complex="12pt" style:font-weight-complex="bold"/>
    </style:style>
    <style:style style:name="T16" style:family="text">
      <style:text-properties fo:language="tr" fo:country="T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44cm" svg:stroke-color="#ff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44cm" svg:stroke-color="#ff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JSP ile Özel Etiket Tanımlama</text:span></text:p>
      <text:p text:style-name="P6"/>
      <text:p text:style-name="P6">Netbeans kullanılmalıdır.</text:p>
      <text:p text:style-name="P6"/>
      <text:list xml:id="list8488926586611918276" text:style-name="WW8Num8">
        <text:list-item>
          <text:p text:style-name="P3"><draw:line text:anchor-type="char" draw:z-index="0" draw:style-name="gr1" draw:text-style-name="P35" svg:x1="3.313cm" svg:y1="0.355cm" svg:x2="3.84cm" svg:y2="0.355cm"><text:p/></draw:line>TagHandler <text:s text:c="4"/>Tag File Descriptor (TLD)</text:p>
        </text:list-item>
      </text:list>
      <text:p text:style-name="P6"/>
      <text:list xml:id="list204127510672945" text:continue-numbering="true" text:style-name="WW8Num8">
        <text:list-item>
          <text:p text:style-name="P3">TagFile</text:p>
        </text:list-item>
      </text:list>
      <text:p text:style-name="P6"/>
      <text:p text:style-name="P12">Açıklama</text:p>
      <text:p text:style-name="P6"/>
      <text:list xml:id="list4329079337027641473" text:style-name="WW8Num2">
        <text:list-item>
          <text:p text:style-name="P30">Tag-Handler daha çok saf java kodu yazılarak etiketlerin oluşturulması ve kullanılması esasına yarar. Xml formatındaki TLD dosyası ile ilişkilendirilerek jsp sayfasında vs. kullanımı mümkündür. </text:p>
        </text:list-item>
      </text:list>
      <text:p text:style-name="P8"/>
      <text:list xml:id="list204128837804503" text:continue-numbering="true" text:style-name="WW8Num2">
        <text:list-item>
          <text:p text:style-name="P31"><text:span text:style-name="T3">Tag-File, jsp sayfaları gibi scriptlet formatı, jsp <text:s/>kullanılarak yazılır. TLD dosyasına ihtiyaç duyulmaz.</text:span></text:p>
        </text:list-item>
      </text:list>
      <text:p text:style-name="P8"/>
      <text:list xml:id="list204129022699594" text:continue-numbering="true" text:style-name="WW8Num2">
        <text:list-item>
          <text:p text:style-name="P31"><text:span text:style-name="T3">Tag-File kullanımında EL ve JSTL kullanımıda mümkündür. Tag-File dosyaları “.tag” uzantısı ile “WEB-INF” altında “tags” dizini altına kaydedilirler.</text:span></text:p>
        </text:list-item>
      </text:list>
      <text:p text:style-name="P6"/>
      <text:p text:style-name="P14">tld dosyası</text:p>
      <table:table table:name="Tablo46" table:style-name="Tablo46">
        <table:table-column table:style-name="Tablo46.A"/>
        <table:table-row table:style-name="Tablo46.1">
          <table:table-cell table:style-name="Tablo46.A1" office:value-type="string">
            <text:p text:style-name="P6">&lt;tlib-version&gt;1.0&lt;/tlib-version&gt;</text:p>
            <text:p text:style-name="P6"><text:span text:style-name="T12"><text:s text:c="2"/></text:span>&lt;short-name&gt;diger&lt;/short-name&gt;</text:p>
            <text:p text:style-name="P26"><draw:line text:anchor-type="char" draw:z-index="1" draw:style-name="gr1" draw:text-style-name="P35" svg:x1="6.301cm" svg:y1="0.483cm" svg:x2="8.49cm" svg:y2="6.676cm"><text:p/></draw:line><text:span text:style-name="T5"> <text:s/></text:span><text:span text:style-name="T6">&lt;uri&gt;http://birininSitesi.com/etiketler</text:span><text:span text:style-name="T4">&lt;/uri&gt;</text:span></text:p>
            <text:p text:style-name="P6"><text:span text:style-name="T12"><text:s text:c="3"/>……………………</text:span>.</text:p>
            <text:p text:style-name="P6"><text:span text:style-name="T12"><text:s text:c="3"/>……………………</text:span>.</text:p>
            <text:p text:style-name="P6">&lt;tag&gt;</text:p>
            <text:p text:style-name="P6"><text:span text:style-name="T12"><text:s text:c="4"/></text:span>&lt;name&gt;Basit&lt;/name&gt;</text:p>
            <text:p text:style-name="P26"><text:span text:style-name="T5"><text:s text:c="4"/></text:span><text:span text:style-name="T4">&lt;tag-class&gt;my.Basit&lt;/tag-class&gt;</text:span></text:p>
            <text:p text:style-name="P6"><text:span text:style-name="T12"><text:s text:c="4"/></text:span>&lt;body-content&gt;scriptless&lt;/body-content&gt;</text:p>
            <text:p text:style-name="P6"><text:span text:style-name="T12"><text:s text:c="2"/></text:span>&lt;/tag&gt;</text:p>
          </table:table-cell>
        </table:table-row>
      </table:table>
      <text:p text:style-name="P6"/>
      <text:p text:style-name="P14">jsp içinde kullanım</text:p>
      <table:table table:name="Tablo47" table:style-name="Tablo47">
        <table:table-column table:style-name="Tablo47.A"/>
        <table:table-row table:style-name="Tablo47.1">
          <table:table-cell table:style-name="Tablo47.A1" office:value-type="string">
            <text:p text:style-name="P6">&lt;%@ taglib uri="/WEB-INF/tlds/basit" prefix="a"%&gt;</text:p>
            <text:p text:style-name="P26"><text:span text:style-name="T4">&lt;%@ taglib uri="</text:span><text:span text:style-name="T2">http://birininSitesi.com/etiketler</text:span><text:span text:style-name="T4">" prefix="prf"%&gt;</text:span></text:p>
            <text:p text:style-name="P6"/>
            <text:p text:style-name="P6">&lt;prf:Basit2/&gt;</text:p>
          </table:table-cell>
        </table:table-row>
      </table:table>
      <text:p text:style-name="P6"/>
      <table:table table:name="Tablo48" table:style-name="Tablo48">
        <table:table-column table:style-name="Tablo48.A"/>
        <table:table-row table:style-name="Tablo48.1">
          <table:table-cell table:style-name="Tablo48.A1" office:value-type="string">
            <text:p text:style-name="P26"><text:span text:style-name="T4">public class Basit extends SimpleTagSupport { <text:s text:c="3"/></text:span></text:p>
            <text:p text:style-name="P6"><text:span text:style-name="T12"><text:s text:c="4"/></text:span>public void doTag() throws JspException {</text:p>
            <text:p text:style-name="P17"><text:s text:c="8"/></text:p>
            <text:p text:style-name="P6"><text:span text:style-name="T12"><text:s text:c="8"/></text:span>JspWriter out=getJspContext().getOut();</text:p>
            <text:p text:style-name="P17"><text:s text:c="8"/></text:p>
            <text:p text:style-name="P6"><text:soft-page-break/><text:span text:style-name="T12"><text:s text:c="8"/></text:span>try {</text:p>
            <text:p text:style-name="P6"><text:span text:style-name="T12"><text:s text:c="13"/></text:span>out.println("&lt;strong&gt;basarildi&lt;/strong&gt;");</text:p>
            <text:p text:style-name="P6"><text:span text:style-name="T12"><text:s text:c="14"/></text:span>} catch (java.io.IOException ex) {</text:p>
            <text:p text:style-name="P6"><text:span text:style-name="T12"><text:s text:c="12"/></text:span>throw new JspException(ex.getMessage());</text:p>
            <text:p text:style-name="P6"><text:span text:style-name="T12"><text:s text:c="8"/></text:span>}</text:p>
            <text:p text:style-name="P6">}</text:p>
          </table:table-cell>
        </table:table-row>
      </table:table>
      <text:p text:style-name="P6"/>
      <text:p text:style-name="P15">Body Content</text:p>
      <text:p text:style-name="P10"/>
      <text:list xml:id="list204129258856178" text:continue-list="list204127510672945" text:style-name="WW8Num8">
        <text:list-item>
          <text:p text:style-name="P9">empty</text:p>
        </text:list-item>
        <text:list-item>
          <text:p text:style-name="P9">scriptless</text:p>
        </text:list-item>
        <text:list-item>
          <text:p text:style-name="P9">tagdependent</text:p>
        </text:list-item>
      </text:list>
      <text:p text:style-name="P14"/>
      <text:p text:style-name="P26"><text:span text:style-name="T2">empty : </text:span><text:span text:style-name="T4">Etiket içinde gövde olamaz</text:span></text:p>
      <text:p text:style-name="P26"><draw:line text:anchor-type="char" draw:z-index="3" draw:style-name="gr3" draw:text-style-name="P35" svg:x1="3.41cm" svg:y1="1.339cm" svg:x2="5.892cm" svg:y2="0.48cm"><text:p/></draw:line><text:span text:style-name="T2">scriptless:</text:span><text:span text:style-name="T4"> Gövde <text:s/>içine script yazılamaz</text:span></text:p>
      <table:table table:name="Tablo49" table:style-name="Tablo49">
        <table:table-column table:style-name="Tablo49.A"/>
        <table:table-row table:style-name="Tablo49.1">
          <table:table-cell table:style-name="Tablo49.A1" office:value-type="string">
            <text:p text:style-name="P6"><draw:custom-shape text:anchor-type="char" draw:z-index="2" draw:style-name="gr2" draw:text-style-name="P36" svg:width="1.856cm" svg:height="0.899cm" svg:x="1.612cm" svg:y="0.4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Çerçeve1" text:anchor-type="char" svg:x="3.997cm" svg:y="0.191cm" svg:width="7.657cm" svg:height="0.781cm" draw:z-index="4"><draw:text-box><text:p text:style-name="P29">jsp içinde derlemeden hata veriyor!!</text:p></draw:text-box></draw:frame>&lt;my:Basit&gt; <text:s text:c="11"/></text:p>
            <text:p text:style-name="P6"><text:span text:style-name="T12"><text:s text:c="12"/></text:span>&lt;% %&gt;</text:p>
            <text:p text:style-name="P6">&lt;/my:Basit&gt;</text:p>
          </table:table-cell>
        </table:table-row>
      </table:table>
      <text:p text:style-name="P6"/>
      <text:p text:style-name="P6"/>
      <text:p text:style-name="P14"/>
      <text:list xml:id="list7717008793078249519" text:style-name="WW8Num9">
        <text:list-item>
          <text:p text:style-name="P13">Günün tarihini veren özel bir etiket</text:p>
        </text:list-item>
      </text:list>
      <text:p text:style-name="P6"/>
      <text:p text:style-name="P10">out.println(new Date())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04128563228635" text:continue-numbering="true" text:style-name="WW8Num9">
        <text:list-item>
          <text:p text:style-name="P13">formatlı</text:p>
        </text:list-item>
      </text:list>
      <text:p text:style-name="P6"/>
      <table:table table:name="Tablo50" table:style-name="Tablo50">
        <table:table-column table:style-name="Tablo50.A"/>
        <table:table-row table:style-name="Tablo50.1">
          <table:table-cell table:style-name="Tablo50.A1" office:value-type="string">
            <text:p text:style-name="P6">&lt;tag&gt;</text:p>
            <text:p text:style-name="P6"><text:span text:style-name="T12"><text:s text:c="4"/></text:span>&lt;name&gt;tarihf&lt;/name&gt;</text:p>
            <text:p text:style-name="P6"><text:span text:style-name="T12"><text:s text:c="4"/></text:span>&lt;tag-class&gt;tarihf&lt;/tag-class&gt;</text:p>
            <text:p text:style-name="P26"><text:span text:style-name="T5"><text:s text:c="4"/></text:span><text:span text:style-name="T4">&lt;body-content&gt;empty&lt;/body-content&gt;</text:span></text:p>
            <text:p text:style-name="P6"><text:span text:style-name="T12"><text:s text:c="4"/></text:span>&lt;attribute&gt;</text:p>
            <text:p text:style-name="P6"><text:span text:style-name="T12"><text:s text:c="6"/></text:span>&lt;name&gt;format&lt;/name&gt;</text:p>
            <text:p text:style-name="P6"><text:span text:style-name="T12"><text:s text:c="6"/></text:span>&lt;required&gt;true&lt;/required&gt;</text:p>
            <text:p text:style-name="P6"><text:span text:style-name="T12"><text:s text:c="6"/></text:span>&lt;rtexprvalue&gt;true&lt;/rtexprvalue&gt;</text:p>
            <text:p text:style-name="P6"><text:span text:style-name="T12"><text:s text:c="6"/></text:span>&lt;type&gt;java.lang.String&lt;/type&gt;</text:p>
            <text:p text:style-name="P6"><text:span text:style-name="T12"><text:s text:c="4"/></text:span>&lt;/attribute&gt;</text:p>
            <text:p text:style-name="P6"><text:span text:style-name="T12"><text:s text:c="2"/></text:span>&lt;/tag&gt;</text:p>
          </table:table-cell>
        </table:table-row>
      </table:table>
      <text:p text:style-name="P6"><text:soft-page-break/></text:p>
      <text:p text:style-name="P6"/>
      <text:p text:style-name="P6"/>
      <table:table table:name="Tablo51" table:style-name="Tablo51">
        <table:table-column table:style-name="Tablo51.A"/>
        <table:table-row table:style-name="Tablo51.1">
          <table:table-cell table:style-name="Tablo51.A1" office:value-type="string">
            <text:p text:style-name="P6">Date d=new Date(); <text:s text:c="3"/></text:p>
            <text:p text:style-name="P7"><text:span text:style-name="T12"><text:s/></text:span>If ( format.equals("uzun") ) { <text:s/>SimpleDateFormat sdf=new <text:s/></text:p>
            <text:p text:style-name="P7"><text:span text:style-name="T12"><text:s text:c="4"/></text:span>SimpleDateFormat("dd.MMMMM.yyyy");</text:p>
            <text:p text:style-name="P6"><text:span text:style-name="T12"><text:s text:c="4"/></text:span>out.println(sdf.format(d));</text:p>
            <text:p text:style-name="P6"><text:span text:style-name="T12"><text:s text:c="2"/></text:span>}</text:p>
            <text:p text:style-name="P6"><text:span text:style-name="T12"><text:s text:c="2"/></text:span>else{</text:p>
            <text:p text:style-name="P6"><text:span text:style-name="T12"><text:s text:c="5"/></text:span>SimpleDateFormat sdf=new SimpleDateFormat("dd.MM.yy");</text:p>
            <text:p text:style-name="P6"><text:span text:style-name="T12"><text:s text:c="5"/></text:span>out.println(sdf.format(d));</text:p>
            <text:p text:style-name="P6"><text:span text:style-name="T12"><text:s text:c="2"/></text:span>}</text:p>
          </table:table-cell>
        </table:table-row>
      </table:table>
      <text:p text:style-name="P6"/>
      <text:list xml:id="list204127904396854" text:continue-numbering="true" text:style-name="WW8Num9">
        <text:list-item>
          <text:p text:style-name="P25"><text:span text:style-name="T2">Toplama ve Çarpma yapabilen, attribute’lerine sayı (int) alabilen Özel Etiket Uygulaması</text:span></text:p>
        </text:list-item>
      </text:list>
      <text:p text:style-name="P14"/>
      <text:p text:style-name="P6">&lt;aritmetik:topla sayi1="10" sayi2="15" /&gt;</text:p>
      <text:p text:style-name="P14"/>
      <text:p text:style-name="P6">&lt;aritmetik:carp sayi1="4" sayi2="15" /&gt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orm’dan alınan sayılarla işlem yapma durumunda:</text:p>
      <text:p text:style-name="P6"/>
      <text:p text:style-name="P34"><text:span text:style-name="tag"><text:span text:style-name="T13"><text:s text:c="4"/></text:span></text:span><text:span text:style-name="tag"><text:span text:style-name="T14">&lt;body&gt;</text:span></text:span></text:p>
      <text:p text:style-name="P34"><text:span text:style-name="tag"><text:span text:style-name="T15">&lt;%-- <text:s text:c="4"/>&lt;aritmetik:topla sayi1="3" sayi2="5" /&gt; <text:s text:c="3"/>Eski kod --%&gt;</text:span></text:span></text:p>
      <text:p text:style-name="P34"><text:span text:style-name="tag"><text:span text:style-name="T15"><text:s text:c="4"/>&lt;aritmetik:topla sayi1=" &lt;%=Integer.parseInt(request.getParameter("sayi1"))%&gt;" sayi2=" <text:s text:c="2"/>&lt;%=Integer.parseInt(request.getParameter("sayi2"))%&gt;" /&gt;</text:span></text:span></text:p>
      <text:p text:style-name="P34"><text:span text:style-name="tag"><text:span text:style-name="T14"><text:s text:c="4"/>&lt;P&gt;</text:span></text:span></text:p>
      <text:p text:style-name="P6"/>
      <text:p text:style-name="P34"><text:span text:style-name="tag"><text:span text:style-name="T14">&lt;body&gt;</text:span></text:span></text:p>
      <text:p text:style-name="P34"><text:span text:style-name="tag"><text:span text:style-name="T15">&lt;%-- <text:s text:c="4"/>&lt;aritmetik:topla sayi1="3" sayi2="5" /&gt; <text:s text:c="3"/>Eski kod --%&gt;</text:span></text:span></text:p>
      <text:p text:style-name="P34"><text:span text:style-name="tag"><text:span text:style-name="T15"><text:s text:c="9"/>&lt;aritmetik:topla sayi1="${param.sayi1}" sayi2="${param.sayi2}"/&gt;</text:span></text:span></text:p>
      <text:p text:style-name="P34"><text:span text:style-name="tag"><text:span text:style-name="T14"><text:s text:c="4"/></text:span></text:span></text:p>
      <text:p text:style-name="P23"/>
      <text:list xml:id="list3110882422148290226" text:style-name="WW8Num3">
        <text:list-item>
          <text:p text:style-name="P32"><text:span text:style-name="T10">EL</text:span><text:span text:style-name="T11"> (Expression Language) ifadeleri <text:s text:c="2"/></text:span><text:span text:style-name="T10">${...}</text:span><text:span text:style-name="T11"> <text:s/>arasında yazılır. Jsp kodunda HTML ifadeleri gibi aşağıdaki gibi kullanılır. Bu Aritmetik işlemin sonucu ekrana yazılır:</text:span></text:p>
        </text:list-item>
      </text:list>
      <text:p text:style-name="P34"><text:soft-page-break/><text:span text:style-name="tag"><text:span text:style-name="T14"><text:s text:c="4"/>&lt;P&gt;</text:span></text:span></text:p>
      <text:p text:style-name="P34"><text:span text:style-name="tag"><text:span text:style-name="T14"><text:s text:c="4"/>${3+5+8-9}</text:span></text:span></text:p>
      <text:p text:style-name="P34"><text:span text:style-name="tag"><text:span text:style-name="T14"><text:s text:c="4"/>&lt;P&gt;</text:span></text:span></text:p>
      <text:p text:style-name="P24"/>
      <text:p text:style-name="P14"/>
      <text:p text:style-name="P14">Gövdeli özel etiket</text:p>
      <text:p text:style-name="P14"/>
      <text:list xml:id="list204128206148257" text:continue-list="list204127904396854" text:style-name="WW8Num9">
        <text:list-item>
          <text:p text:style-name="P13">Ekrana 10 kere merhaba yazılacak</text:p>
        </text:list-item>
      </text:list>
      <text:p text:style-name="P14"/>
      <table:table table:name="Tablo52" table:style-name="Tablo52">
        <table:table-column table:style-name="Tablo52.A"/>
        <table:table-row table:style-name="Tablo52.1">
          <table:table-cell table:style-name="Tablo52.A1" office:value-type="string">
            <text:p text:style-name="P6"><text:span text:style-name="T12"><text:s text:c="4"/></text:span>&lt;body:govdeli&gt;</text:p>
            <text:p text:style-name="P6"><text:span text:style-name="T12"><text:s text:c="8"/></text:span>Merhaba &lt;BR&gt;</text:p>
            <text:p text:style-name="P6"><text:span text:style-name="T12"><text:s text:c="4"/></text:span>&lt;/body:govdeli&gt; <text:s text:c="3"/></text:p>
          </table:table-cell>
        </table:table-row>
      </table:table>
      <text:p text:style-name="P6"/>
      <table:table table:name="Tablo53" table:style-name="Tablo53">
        <table:table-column table:style-name="Tablo53.A"/>
        <table:table-row table:style-name="Tablo53.1">
          <table:table-cell table:style-name="Tablo53.A1" office:value-type="string">
            <text:p text:style-name="P6">writeTagBodyContent(. . .)</text:p>
            <text:p text:style-name="P6"/>
            <text:p text:style-name="P6">String bodyStr = bodyContent.getString();</text:p>
            <text:p text:style-name="P6"/>
            <text:p text:style-name="P6">for(int i=0;i&lt;10;i++){</text:p>
            <text:p text:style-name="P6"/>
            <text:p text:style-name="P6"><text:span text:style-name="T12"><text:s text:c="2"/></text:span>out.println(bodyStr);</text:p>
            <text:p text:style-name="P6"/>
            <text:p text:style-name="P6">}</text:p>
          </table:table-cell>
        </table:table-row>
      </table:table>
      <text:p text:style-name="P6"/>
      <text:p text:style-name="P6"/>
      <text:p text:style-name="P6"/>
      <text:p text:style-name="P6"/>
      <text:list xml:id="list204129478465480" text:continue-numbering="true" text:style-name="WW8Num9">
        <text:list-item>
          <text:p text:style-name="P13">Ekrana tekrar kere merhaba yazılacak</text:p>
        </text:list-item>
      </text:list>
      <text:p text:style-name="P6"/>
      <table:table table:name="Tablo54" table:style-name="Tablo54">
        <table:table-column table:style-name="Tablo54.A"/>
        <table:table-row table:style-name="Tablo54.1">
          <table:table-cell table:style-name="Tablo54.A1" office:value-type="string">
            <text:p text:style-name="P6">&lt;body:govdeli tekrar="5"&gt;</text:p>
            <text:p text:style-name="P6"><text:span text:style-name="T12"><text:s text:c="3"/></text:span>Merhaba &lt;BR&gt;</text:p>
            <text:p text:style-name="P6">&lt;/body:govdeli&gt;</text:p>
          </table:table-cell>
        </table:table-row>
      </table:table>
      <text:p text:style-name="P6"/>
      <text:p text:style-name="P19">Uygulamalar</text:p>
      <text:p text:style-name="P6"/>
      <text:list xml:id="list204129109471391" text:continue-numbering="true" text:style-name="WW8Num9">
        <text:list-item>
          <text:p text:style-name="P4">Girilen sayı belirli bir formatta yazdırılsın</text:p>
        </text:list-item>
      </text:list>
      <text:p text:style-name="P6"/>
      <table:table table:name="Tablo55" table:style-name="Tablo55">
        <table:table-column table:style-name="Tablo55.A"/>
        <table:table-row table:style-name="Tablo55.1">
          <table:table-cell table:style-name="Tablo55.A1" office:value-type="string">
            <text:p text:style-name="P6">&lt;fmt:formatNumber pattern="###,###.##" value="123456789.034" /&gt;</text:p>
          </table:table-cell>
        </table:table-row>
      </table:table>
      <text:p text:style-name="P33"/>
      <text:list xml:id="list204127521771015" text:continue-numbering="true" text:style-name="WW8Num9">
        <text:list-item>
          <text:p text:style-name="P4">Girilen tarih belirli bir formatta yazdırılsın</text:p>
        </text:list-item>
      </text:list>
      <text:p text:style-name="P6"/>
      <table:table table:name="Tablo56" table:style-name="Tablo56">
        <table:table-column table:style-name="Tablo56.A"/>
        <table:table-row table:style-name="Tablo56.1">
          <table:table-cell table:style-name="Tablo56.A1" office:value-type="string">
            <text:p text:style-name="P7">&lt;%</text:p>
            <text:p text:style-name="P7"><text:span text:style-name="T12"><text:s text:c="3"/></text:span>pageContext.setAttribute("bugun",new java.util.Date()); </text:p>
            <text:p text:style-name="P7">%&gt;</text:p>
            <text:p text:style-name="P7">&lt;fmt:formatNumber pattern="dd/MM/yyyy" value="${bugun}"/&gt;</text:p>
          </table:table-cell>
        </table:table-row>
      </table:table>
      <text:p text:style-name="P6"><text:soft-page-break/></text:p>
      <text:list xml:id="list204127927077791" text:continue-list="list204129022699594" text:style-name="WW8Num2">
        <text:list-item>
          <text:p text:style-name="P5">Veritabanına bağlanıp işlem yapan özel etiketler yazılsın.</text:p>
        </text:list-item>
      </text:list>
      <text:p text:style-name="P6"/>
      <table:table table:name="Tablo57" table:style-name="Tablo57">
        <table:table-column table:style-name="Tablo57.A"/>
        <table:table-row table:style-name="Tablo57.1">
          <table:table-cell table:style-name="Tablo57.A1" office:value-type="string">
            <text:p text:style-name="P7">&lt;sql:setDataSource driver="sun.jdbc.odbc.JdbcOdbcDriver" url="jdbc:odbc:deneme" </text:p>
            <text:p text:style-name="P6">user="" password="" /&gt; <text:s text:c="2"/></text:p>
          </table:table-cell>
        </table:table-row>
      </table:table>
      <text:p text:style-name="P6"/>
      <text:p text:style-name="P6"/>
      <table:table table:name="Tablo58" table:style-name="Tablo58">
        <table:table-column table:style-name="Tablo58.A"/>
        <table:table-row table:style-name="Tablo58.1">
          <table:table-cell table:style-name="Tablo58.A1" office:value-type="string">
            <text:p text:style-name="P7">&lt;sql:query var="result"&gt;</text:p>
            <text:p text:style-name="P7"><text:span text:style-name="T12"><text:s text:c="4"/></text:span>select * from kimlik where ad = 'Hasan'</text:p>
            <text:p text:style-name="P7">&lt;/sql:query&gt;</text:p>
          </table:table-cell>
        </table:table-row>
      </table:table>
      <text:p text:style-name="P6"/>
      <text:p text:style-name="P6"/>
      <text:p text:style-name="P6"/>
      <text:p text:style-name="P6"/>
      <text:p text:style-name="P20">Tag-File Kullanımı</text:p>
      <text:p text:style-name="P15"/>
      <text:list xml:id="list204127609984354" text:continue-numbering="true" text:style-name="WW8Num2">
        <text:list-item>
          <text:p text:style-name="P11">Tag-Handler daha çok saf java kodu yazılarak etiketlerin oluşturulması ve kullanılması esasına yarar. Xml formatındaki TLD dosyası ile ilişkilendirilerek jsp sayfasında vs. kullanımı mümkündür. </text:p>
        </text:list-item>
      </text:list>
      <text:p text:style-name="P8"/>
      <text:list xml:id="list204129472736043" text:continue-numbering="true" text:style-name="WW8Num2">
        <text:list-item>
          <text:p text:style-name="P27"><text:span text:style-name="T3">Tag-File, jsp sayfaları gibi scriptlet formatı, jsp <text:s/>kullanılarak yazılır. TLD dosyasına ihtiyaç duyulmaz.</text:span></text:p>
        </text:list-item>
      </text:list>
      <text:p text:style-name="P8"/>
      <text:list xml:id="list204127477312754" text:continue-numbering="true" text:style-name="WW8Num2">
        <text:list-item>
          <text:p text:style-name="P27"><text:span text:style-name="T3">Tag-File kullanımında EL ve JSTL kullanımı da mümkündür. Tag-File dosyaları “.tag” uzantısı ile “WEB-INF” altında “tags” dizini altına kaydedilirler.</text:span></text:p>
        </text:list-item>
      </text:list>
      <text:p text:style-name="P8"/>
      <text:list xml:id="list204128010336414" text:continue-numbering="true" text:style-name="WW8Num2">
        <text:list-item>
          <text:p text:style-name="P27"><text:span text:style-name="T3">Tag-File dağıtımı pratik değildir. <text:s/>Bu nedenle Tag-Handler daha kullanışlı ve daha profesyonel kullanımlarda kullanılıyor. Tag-File daha çok kullanıcı tanımlı tag’lerde bir ara geçiş aşaması gibi düşünülebilir. </text:span></text:p>
        </text:list-item>
      </text:list>
      <text:p text:style-name="P8"/>
      <table:table table:name="Tablo59" table:style-name="Tablo59">
        <table:table-column table:style-name="Tablo59.A"/>
        <table:table-row table:style-name="Tablo59.1">
          <table:table-cell table:style-name="Tablo59.A1" office:value-type="string">
            <text:p text:style-name="P8">&lt;%@taglib tagdir="/WEB-INF/tags/" prefix="prf" %&gt;</text:p>
          </table:table-cell>
        </table:table-row>
      </table:table>
      <text:p text:style-name="P8"/>
      <table:table table:name="Tablo60" table:style-name="Tablo60">
        <table:table-column table:style-name="Tablo60.A"/>
        <table:table-row table:style-name="Tablo60.1">
          <table:table-cell table:style-name="Tablo60.A1" office:value-type="string">
            <text:p text:style-name="P8">&lt;prf:basit/&gt; <text:s/>(basit.tag çağrılıyor)</text:p>
          </table:table-cell>
        </table:table-row>
      </table:table>
      <text:p text:style-name="P8"/>
      <table:table table:name="Tablo61" table:style-name="Tablo61">
        <table:table-column table:style-name="Tablo61.A"/>
        <table:table-row table:style-name="Tablo61.1">
          <table:table-cell table:style-name="Tablo61.A1" office:value-type="string">
            <text:p text:style-name="P8">&lt;%=new java.util.Date()%&gt;</text:p>
          </table:table-cell>
        </table:table-row>
      </table:table>
      <text:p text:style-name="P8"/>
      <table:table table:name="Tablo62" table:style-name="Tablo62">
        <table:table-column table:style-name="Tablo62.A"/>
        <table:table-row table:style-name="Tablo62.1">
          <table:table-cell table:style-name="Tablo62.A1" office:value-type="string">
            <text:p text:style-name="P8">&lt;%@attribute name="format" required="true"%&gt;</text:p>
            <text:p text:style-name="P8"/>
            <text:p text:style-name="P8">Merhaba ${format}</text:p>
          </table:table-cell>
        </table:table-row>
      </table:table>
      <text:p text:style-name="P8"/>
      <text:list xml:id="list3281207661025258919" text:style-name="WW8Num11">
        <text:list-item>
          <text:p text:style-name="P16">Gövdeli</text:p>
        </text:list-item>
      </text:list>
      <text:p text:style-name="P8"/>
      <table:table table:name="Tablo63" table:style-name="Tablo63">
        <table:table-column table:style-name="Tablo63.A"/>
        <text:soft-page-break/>
        <table:table-row table:style-name="Tablo63.1">
          <table:table-cell table:style-name="Tablo63.A1" office:value-type="string">
            <text:p text:style-name="P8">&lt;jsp:doBody var="govde" scope="page"/&gt;</text:p>
            <text:p text:style-name="P8"/>
            <text:p text:style-name="P8">${govde}</text:p>
          </table:table-cell>
        </table:table-row>
      </table:table>
      <text:p text:style-name="P8"/>
      <text:p text:style-name="P1"/>
      <text:p text:style-name="P1"/>
      <text:p text:style-name="P1"/>
      <text:p text:style-name="P1"/>
      <text:p text:style-name="P20">basitTF.jsp</text:p>
      <table:table table:name="Tablo64" table:style-name="Tablo64">
        <table:table-column table:style-name="Tablo64.A"/>
        <table:table-row table:style-name="Tablo64.1">
          <table:table-cell table:style-name="Tablo64.A1" office:value-type="string">
            <text:p text:style-name="P8">&lt;%@taglib tagdir="/WEB-INF/tags/" prefix="prf"%&gt;</text:p>
            <text:p text:style-name="P8"><text:span text:style-name="T12">…</text:span>.</text:p>
            <text:p text:style-name="P8">&lt;h1&gt;&lt;prf:basitTF ad="qq" soyad="vvv"/&gt;&lt;/h1&gt;</text:p>
          </table:table-cell>
        </table:table-row>
      </table:table>
      <text:p text:style-name="P1"/>
      <text:p text:style-name="P20">basitTF.tag</text:p>
      <table:table table:name="Tablo65" table:style-name="Tablo65">
        <table:table-column table:style-name="Tablo65.A"/>
        <table:table-row table:style-name="Tablo65.1">
          <table:table-cell table:style-name="Tablo65.A1" office:value-type="string">
            <text:p text:style-name="P18">…</text:p>
            <text:p text:style-name="P8">&lt;%@attribute required="true" name="ad"%&gt;</text:p>
            <text:p text:style-name="P8">&lt;%@attribute required="true" name="soyad"%&gt;</text:p>
            <text:p text:style-name="P18">…</text:p>
            <text:p text:style-name="P8">&lt;h2&gt;Merhaba ${ad} ${soyad}&lt;/h2&gt;</text:p>
          </table:table-cell>
        </table:table-row>
      </table:table>
      <text:p text:style-name="P1"/>
      <text:p text:style-name="P20">govdeliTF.jsp</text:p>
      <table:table table:name="Tablo66" table:style-name="Tablo66">
        <table:table-column table:style-name="Tablo66.A"/>
        <table:table-row table:style-name="Tablo66.1">
          <table:table-cell table:style-name="Tablo66.A1" office:value-type="string">
            <text:p text:style-name="P28"><text:span text:style-name="T16">&lt;</text:span><text:span text:style-name="T7">prf:govdeli tekrar="5"&gt;</text:span></text:p>
            <text:p text:style-name="P21"><text:span text:style-name="T12"><text:s text:c="12"/></text:span>merhaba &lt;br&gt;</text:p>
            <text:p text:style-name="P21"><text:span text:style-name="T12"><text:s/></text:span>&lt;/prf:govdeli&gt;</text:p>
          </table:table-cell>
        </table:table-row>
      </table:table>
      <text:p text:style-name="P1"/>
      <text:p text:style-name="P20">govdeli.tag</text:p>
      <table:table table:name="Tablo67" table:style-name="Tablo67">
        <table:table-column table:style-name="Tablo67.A"/>
        <table:table-row table:style-name="Tablo67.1">
          <table:table-cell table:style-name="Tablo67.A1" office:value-type="string">
            <text:p text:style-name="P21">&lt;%@attribute name="tekrar" required="true"%&gt;</text:p>
            <text:p text:style-name="P22">…</text:p>
            <text:p text:style-name="P21">&lt;jsp:doBody var="govde" scope="page"/&gt;</text:p>
            <text:p text:style-name="P21">&lt;%for (int i = 1; i &lt;= Integer.parseInt(tekrar); i++) {</text:p>
            <text:p text:style-name="P21">%&gt;</text:p>
            <text:p text:style-name="P21">${govde}</text:p>
            <text:p text:style-name="P21">&lt;% <text:s text:c="7"/>}</text:p>
            <text:p text:style-name="P21">%&gt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<text:span text:style-name="T8">Govdeli1TF.jsp</text:span></text:p>
      <table:table table:name="Tablo68" table:style-name="Tablo68">
        <table:table-column table:style-name="Tablo68.A"/>
        <table:table-row table:style-name="Tablo68.1">
          <table:table-cell table:style-name="Tablo68.A1" office:value-type="string">
            <text:p text:style-name="P28"><text:span text:style-name="T16">&lt;</text:span><text:span text:style-name="T7">prf:govdeli1 sayi="5"&gt;</text:span></text:p>
            <text:p text:style-name="P21"><text:span text:style-name="T12"><text:s text:c="12"/></text:span>merhaba &lt;br&gt;</text:p>
            <text:p text:style-name="P28"><text:span text:style-name="T9"><text:s/></text:span><text:span text:style-name="T7">&lt;/prf:govdeli1&gt;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2z0" style:family="text">
      <style:text-properties style:font-name="Symbol" fo:font-size="14pt" style:font-size-asian="14pt" style:font-name-complex="Symbol" style:font-size-complex="14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tag" style:family="text" style:parent-style-name="Default_20_Paragraph_20_Fon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41:05.245421663</meta:creation-date>
    <dc:date>2014-04-14T20:41:27.328517435</dc:date>
    <dc:creator>sertac </dc:creator>
    <meta:editing-duration>P0D</meta:editing-duration>
    <meta:editing-cycles>1</meta:editing-cycles>
    <meta:document-statistic meta:table-count="23" meta:image-count="0" meta:object-count="0" meta:page-count="7" meta:paragraph-count="151" meta:word-count="524" meta:character-count="5197" meta:non-whitespace-character-count="4494"/>
    <meta:generator>LibreOffice/4.1.2.3$Linux_X86_64 LibreOffice_project/410m0$Build-3</meta:generator>
  </office:meta>
</office:document-meta>
</file>